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AWSUITS (6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AWSUITS (6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cts (6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lly (6:2-5, 7-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folly (6:2-5, 7-11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is illogical (6:2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is illegal (6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inexcusable (6:9-11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It is inexcusable (6:9-11).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has forgiven them of so many horrible sins (6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uld they not forgive one another of a few lesser sins (6:9-10)?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folly (6:2-5, 7-11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It is illogical (6:2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 is illegal (6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is inexcusable (6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LAWSUITS (6:1-11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acts (6:1, 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olly (6:2-5, 7-1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6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LAWSUITS (6:1-11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LASCIVIOUSNESS (6:12-2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LASCIVIOUSNESS (6:12-20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The realms (6:12-18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realms (6:12-18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In regard to food (6:12-1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In regard to sexual matters (6:13b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LASCIVIOUSNESS (6:12-20):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lms (6:12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ationale (6:19-2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Corinthians 6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LAWSUITS (6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LASCIVIOUSNESS (6:12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6 </dc:title>
    <meta:initial-creator>David STRICKLAND</meta:initial-creator>
    <dc:creator>David STRICKLAND</dc:creator>
    <meta:creation-date>2020-02-22T17:26:43Z</meta:creation-date>
    <dc:date>2020-02-22T17:26:44Z</dc:date>
    <meta:template xlink:href="BibleStudy" xlink:type="simple"/>
    <meta:editing-cycles>1</meta:editing-cycles>
    <meta:editing-duration>PT0S</meta:editing-duration>
    <meta:document-statistic meta:paragraph-count="33" meta:word-count="211"/>
  </office:meta>
</office:document-meta>
</file>